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fo:break-before="page" table:align="margins"/>
    </style:style>
    <style:style style:name="Table1.A" style:family="table-column">
      <style:table-column-properties style:column-width="3.4271in" style:rel-column-width="29945*"/>
    </style:style>
    <style:style style:name="Table1.B" style:family="table-column">
      <style:table-column-properties style:column-width="4.0729in" style:rel-column-width="35590*"/>
    </style:style>
    <style:style style:name="Table1.1" style:family="table-row">
      <style:table-row-properties style:min-row-height="3.604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2.3792in"/>
    </style:style>
    <style:style style:name="Table1.3" style:family="table-row">
      <style:table-row-properties style:min-row-height="2.9521in"/>
    </style:style>
    <style:style style:name="Table2" style:family="table">
      <style:table-properties style:width="3.9972in" table:align="margins"/>
    </style:style>
    <style:style style:name="Table2.A" style:family="table-column">
      <style:table-column-properties style:column-width="1.9986in" style:rel-column-width="32767*"/>
    </style:style>
    <style:style style:name="Table2.B" style:family="table-column">
      <style:table-column-properties style:column-width="1.9986in" style:rel-column-width="32768*"/>
    </style:style>
    <style:style style:name="Table2.A1" style:family="table-cell">
      <style:table-cell-properties fo:padding="0.0382in" fo:border="none"/>
    </style:style>
    <style:style style:name="Table2" style:family="table">
      <style:table-properties style:width="3.9972in" table:align="margins"/>
    </style:style>
    <style:style style:name="Table2.A" style:family="table-column">
      <style:table-column-properties style:column-width="1.9986in" style:rel-column-width="32767*"/>
    </style:style>
    <style:style style:name="Table2.B" style:family="table-column">
      <style:table-column-properties style:column-width="1.9986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style:paragraph-properties style:shadow="none"/>
      <style:text-properties officeooo:rsid="0001e744" officeooo:paragraph-rsid="0001e744"/>
    </style:style>
    <style:style style:name="P2" style:family="paragraph" style:parent-style-name="Standard">
      <style:text-properties officeooo:rsid="0001e744" officeooo:paragraph-rsid="0001e744"/>
    </style:style>
    <style:style style:name="P3" style:family="paragraph" style:parent-style-name="Standard">
      <style:text-properties officeooo:rsid="00021911" officeooo:paragraph-rsid="00021911"/>
    </style:style>
    <style:style style:name="P4" style:family="paragraph" style:parent-style-name="Text_20_body">
      <style:paragraph-properties style:shadow="none"/>
      <style:text-properties officeooo:rsid="0003b922" officeooo:paragraph-rsid="0003b922"/>
    </style:style>
    <style:style style:name="P5" style:family="paragraph" style:parent-style-name="Text_20_body">
      <style:paragraph-properties style:shadow="none"/>
      <style:text-properties officeooo:rsid="0003b922" officeooo:paragraph-rsid="00047f42"/>
    </style:style>
    <style:style style:name="P6" style:family="paragraph" style:parent-style-name="Table_20_Contents">
      <style:text-properties officeooo:rsid="00047f42" officeooo:paragraph-rsid="000cb914"/>
    </style:style>
    <style:style style:name="P7" style:family="paragraph" style:parent-style-name="Text_20_body">
      <style:paragraph-properties style:shadow="none"/>
      <style:text-properties officeooo:rsid="00047f42" officeooo:paragraph-rsid="000cb914"/>
    </style:style>
    <style:style style:name="P8" style:family="paragraph" style:parent-style-name="Standard">
      <style:text-properties officeooo:rsid="0008a3c3" officeooo:paragraph-rsid="0001e744"/>
    </style:style>
    <style:style style:name="P9" style:family="paragraph" style:parent-style-name="Standard">
      <style:text-properties officeooo:rsid="00062cdd" officeooo:paragraph-rsid="0001e744"/>
    </style:style>
    <style:style style:name="P10" style:family="paragraph" style:parent-style-name="Standard">
      <style:text-properties officeooo:paragraph-rsid="00021911"/>
    </style:style>
    <style:style style:name="P11" style:family="paragraph" style:parent-style-name="Table_20_Contents">
      <style:text-properties fo:font-weight="bold" officeooo:rsid="00047f42" officeooo:paragraph-rsid="000cb914" style:font-weight-asian="bold" style:font-weight-complex="bold"/>
    </style:style>
    <style:style style:name="P12" style:family="paragraph" style:parent-style-name="Text_20_body">
      <style:paragraph-properties style:shadow="none"/>
      <style:text-properties fo:font-weight="bold" officeooo:rsid="0013f2a7" officeooo:paragraph-rsid="0001e744"/>
    </style:style>
    <style:style style:name="P13" style:family="paragraph" style:parent-style-name="Text_20_body">
      <style:paragraph-properties style:shadow="none"/>
      <style:text-properties fo:font-weight="bold" officeooo:rsid="0013f2a7" officeooo:paragraph-rsid="0003b922"/>
    </style:style>
    <style:style style:name="P14" style:family="paragraph" style:parent-style-name="Text_20_body">
      <style:paragraph-properties style:shadow="none"/>
      <style:text-properties fo:font-weight="bold" officeooo:rsid="0013023f" officeooo:paragraph-rsid="0001e744"/>
    </style:style>
    <style:style style:name="P15" style:family="paragraph" style:parent-style-name="Table_20_Contents">
      <style:text-properties style:font-name="Liberation Sans" fo:font-size="12pt" fo:font-weight="bold" officeooo:rsid="0007a4c0" officeooo:paragraph-rsid="00093787" style:font-name-asian="Noto Sans CJK SC" style:font-size-asian="10.5pt" style:font-weight-asian="bold" style:font-name-complex="Noto Sans Devanagari1" style:font-size-complex="12pt" style:font-weight-complex="bold"/>
    </style:style>
    <style:style style:name="P16" style:family="paragraph" style:parent-style-name="Table_20_Contents">
      <style:text-properties style:font-name="Liberation Sans" fo:font-size="4pt" fo:font-weight="bold" officeooo:rsid="0007a4c0" officeooo:paragraph-rsid="00093787" style:font-name-asian="Noto Sans CJK SC" style:font-size-asian="10.5pt" style:font-weight-asian="bold" style:font-name-complex="Noto Sans Devanagari1" style:font-size-complex="12pt" style:font-weight-complex="bold"/>
    </style:style>
    <style:style style:name="P17" style:family="paragraph" style:parent-style-name="Text_20_body">
      <style:paragraph-properties style:shadow="none"/>
      <style:text-properties fo:color="#666666" loext:opacity="100%" fo:font-weight="bold" officeooo:rsid="0013023f" officeooo:paragraph-rsid="0001e744"/>
    </style:style>
    <style:style style:name="P18" style:family="paragraph" style:parent-style-name="Text_20_body">
      <style:paragraph-properties style:shadow="none"/>
      <style:text-properties fo:color="#666666" loext:opacity="100%" fo:font-weight="bold" officeooo:rsid="00021911" officeooo:paragraph-rsid="0001e744"/>
    </style:style>
    <style:style style:name="P19" style:family="paragraph" style:parent-style-name="Text_20_body">
      <style:paragraph-properties style:shadow="none"/>
      <style:text-properties officeooo:rsid="0005a7ea" officeooo:paragraph-rsid="0005a7ea"/>
    </style:style>
    <style:style style:name="P20" style:family="paragraph" style:parent-style-name="Text_20_body">
      <style:paragraph-properties style:shadow="none"/>
      <style:text-properties officeooo:rsid="0005a7ea" officeooo:paragraph-rsid="000cb914"/>
    </style:style>
    <style:style style:name="P21" style:family="paragraph" style:parent-style-name="Text_20_body">
      <style:paragraph-properties style:shadow="none"/>
      <style:text-properties fo:font-weight="normal" officeooo:rsid="0003b922" officeooo:paragraph-rsid="0003b922"/>
    </style:style>
    <style:style style:name="P22" style:family="paragraph" style:parent-style-name="Text_20_body">
      <style:paragraph-properties style:shadow="none"/>
      <style:text-properties officeooo:paragraph-rsid="0005a7ea"/>
    </style:style>
    <style:style style:name="P23" style:family="paragraph" style:parent-style-name="Standard">
      <style:paragraph-properties style:shadow="none"/>
      <style:text-properties officeooo:rsid="00047f42" officeooo:paragraph-rsid="0011638d"/>
    </style:style>
    <style:style style:name="P24" style:family="paragraph" style:parent-style-name="Heading_20_1">
      <style:paragraph-properties style:shadow="none"/>
      <style:text-properties officeooo:rsid="0001e744" officeooo:paragraph-rsid="0001e744"/>
    </style:style>
    <style:style style:name="P25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03b922" officeooo:paragraph-rsid="0003b922"/>
    </style:style>
    <style:style style:name="P26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officeooo:paragraph-rsid="0001e744"/>
    </style:style>
    <style:style style:name="P2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01e744"/>
    </style:style>
    <style:style style:name="P2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047f42" officeooo:paragraph-rsid="000cb914"/>
    </style:style>
    <style:style style:name="P29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07a4c0" officeooo:paragraph-rsid="00093787"/>
    </style:style>
    <style:style style:name="P30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1638d" officeooo:paragraph-rsid="0011638d"/>
    </style:style>
    <style:style style:name="P31" style:family="paragraph" style:parent-style-name="Table_20_Contents" style:list-style-name="L1">
      <style:text-properties style:font-name="Liberation Sans" fo:font-size="12pt" officeooo:rsid="0007a4c0" officeooo:paragraph-rsid="00093787" style:font-name-asian="Noto Sans CJK SC" style:font-size-asian="10.5pt" style:font-name-complex="Noto Sans Devanagari1" style:font-size-complex="12pt"/>
    </style:style>
    <style:style style:name="P32" style:family="paragraph" style:parent-style-name="Table_20_Contents" style:list-style-name="L1">
      <style:text-properties style:font-name="Liberation Sans" fo:font-size="12pt" officeooo:rsid="00093787" officeooo:paragraph-rsid="00093787" style:font-name-asian="Noto Sans CJK SC" style:font-size-asian="10.5pt" style:font-name-complex="Noto Sans Devanagari1" style:font-size-complex="12pt"/>
    </style:style>
    <style:style style:name="P33" style:family="paragraph" style:parent-style-name="Table_20_Contents">
      <style:text-properties fo:font-weight="bold" officeooo:rsid="00047f42" officeooo:paragraph-rsid="0011638d" style:font-weight-asian="bold" style:font-weight-complex="bold"/>
    </style:style>
    <style:style style:name="P34" style:family="paragraph" style:parent-style-name="Table_20_Contents">
      <style:text-properties officeooo:rsid="00047f42" officeooo:paragraph-rsid="0011638d"/>
    </style:style>
    <style:style style:name="P35" style:family="paragraph" style:parent-style-name="Text_20_body" style:list-style-name="">
      <style:paragraph-properties fo:padding="0.0201in" fo:border-left="none" fo:border-right="none" fo:border-top="0.06pt solid #000000" fo:border-bottom="0.06pt solid #000000" style:shadow="none"/>
      <style:text-properties officeooo:paragraph-rsid="000cb914"/>
    </style:style>
    <style:style style:name="P36" style:family="paragraph" style:parent-style-name="Text_20_body">
      <style:paragraph-properties style:shadow="none"/>
      <style:text-properties officeooo:rsid="00047f42" officeooo:paragraph-rsid="000cb914"/>
    </style:style>
    <style:style style:name="T1" style:family="text">
      <style:text-properties officeooo:rsid="00097912"/>
    </style:style>
    <style:style style:name="T2" style:family="text">
      <style:text-properties officeooo:rsid="0001e744"/>
    </style:style>
    <style:style style:name="T3" style:family="text">
      <style:text-properties officeooo:rsid="0017273a"/>
    </style:style>
    <style:style style:name="T4" style:family="text">
      <style:text-properties fo:font-weight="normal" officeooo:rsid="0017273a"/>
    </style:style>
    <style:style style:name="T5" style:family="text">
      <style:text-properties fo:font-weight="normal" officeooo:rsid="00021911"/>
    </style:style>
    <style:style style:name="T6" style:family="text">
      <style:text-properties fo:font-weight="normal" officeooo:rsid="0003b922"/>
    </style:style>
    <style:style style:name="T7" style:family="text">
      <style:text-properties fo:font-weight="normal" officeooo:rsid="0005a7ea"/>
    </style:style>
    <style:style style:name="T8" style:family="text">
      <style:text-properties officeooo:rsid="00021911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001e744"/>
    </style:style>
    <style:style style:name="T11" style:family="text">
      <style:text-properties officeooo:rsid="0003b922"/>
    </style:style>
    <style:style style:name="T12" style:family="text">
      <style:text-properties officeooo:rsid="0005a7ea"/>
    </style:style>
    <style:style style:name="T13" style:family="text">
      <style:text-properties officeooo:rsid="00093787"/>
    </style:style>
    <style:style style:name="T14" style:family="text">
      <style:text-properties officeooo:rsid="000ad848"/>
    </style:style>
    <style:style style:name="T15" style:family="text">
      <style:text-properties fo:color="#800000" loext:opacity="100%" officeooo:rsid="0001e744"/>
    </style:style>
    <style:style style:name="T16" style:family="text">
      <style:text-properties officeooo:rsid="000cb914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neral comments on original resume:</text:p>
      <text:p text:style-name="P8"/>
      <text:p text:style-name="P8">1. Overuse of bullet points</text:p>
      <text:p text:style-name="P8">2. Overly lengthy bullet points</text:p>
      <text:p text:style-name="P8"><text:tab/><text:span text:style-name="T2">a. </text:span>Keep bullet points concise</text:p>
      <text:p text:style-name="P8"><text:tab/><text:span text:style-name="T2">b. </text:span>Unnecessary use of full-length <text:span text:style-name="T2">acronyms</text:span></text:p>
      <text:p text:style-name="P8">3. <text:span text:style-name="T1">Overly lengthy sections</text:span></text:p>
      <text:p text:style-name="P2">4. Lack of time frames for major events</text:p>
      <text:p text:style-name="P9"><text:span text:style-name="T2">5</text:span>. Lack of visual stimulation</text:p>
      <text:p text:style-name="P9"><text:tab/>a. Varied font size/color/emphasis</text:p>
      <text:p text:style-name="P9"><text:tab/><text:span text:style-name="T2">b. Lines/dividers</text:span></text:p>
      <text:p text:style-name="P2">6. <text:span text:style-name="T13">Misplaced humor: humor is good on a resume, but keep it in the “about me” section.</text:span></text:p>
      <text:p text:style-name="P8"/>
      <text:p text:style-name="P2">Please see the next page for the example. <text:s/><text:span text:style-name="T13">I added much of the material from your original resume, but you will need to fill in the rest and add whatever else you want. <text:s/>Try to avoid a 2 page resume if possible.</text:span></text:p>
      <text:p text:style-name="P2"/>
      <text:p text:style-name="P3">Things to consider when modifying the resume:</text:p>
      <text:p text:style-name="P3"/>
      <text:p text:style-name="P10"><text:span text:style-name="T8">Make an account on an image hosting site and upload some photos of work you have done (for example, your wristband), then use that link as your portfolio. <text:s/>If the URL is too long to fit in one line, use a free service </text:span><text:span text:style-name="T13">like </text:span><text:a xlink:type="simple" xlink:href="https://tinyurl.com/" text:style-name="Internet_20_link" text:visited-style-name="Visited_20_Internet_20_Link"><text:span text:style-name="T8">tinyURL</text:span></text:a><text:span text:style-name="T8"> to make it shorter </text:span><text:span text:style-name="T13">so someone handed a printed copy could still access it</text:span><text:span text:style-name="T8">.</text:span></text:p>
      <text:p text:style-name="P10"/>
      <text:p text:style-name="P3">List your accreditation and education. <text:s/>You have an associate’s degree if I’m not mistaken, but it’s not on your resume. <text:s/><text:span text:style-name="T13">Again, include the timeline for this.</text:span></text:p>
      <text:p text:style-name="P3"/>
      <text:p text:style-name="P19">Check <text:a xlink:type="simple" xlink:href="https://ocls.org/locations-hours/melrose-center/" text:style-name="Internet_20_link" text:visited-style-name="Visited_20_Internet_20_Link">the Melrose Center</text:a> out if you live in Orange county. <text:s/>It’s free (as ‘free’ as taxes, anyway) and has a Makerspace with laser engravers/cutters and 3D printers. <text:s/>It’s a good conversation point for an interview to demonstrate that you are <text:span text:style-name="T14">active and motivated</text:span>, and goes well under “Associations”. <text:s/><text:span text:style-name="T14">Street parking is free on weekends, FYI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4" text:outline-level="1">Tyler Scott</text:h>
            <text:p text:style-name="P1">[Title- e.g., “Accredited <text:span text:style-name="T8">Junior</text:span> Welder”<text:span text:style-name="T8">]</text:span></text:p>
            <text:p text:style-name="P17">Address Line 1<text:line-break/>Address Line 2</text:p>
            <text:p text:style-name="P18">(407) 600-8983</text:p>
            <text:p text:style-name="P14"><text:span text:style-name="T10">[Email Address]</text:span><text:span text:style-name="T9"><text:line-break/></text:span><text:span text:style-name="T10">[</text:span><text:a xlink:type="simple" xlink:href="https://imgs.search.brave.com/5OjQEqBScFNiXi8qmprpjlLAYB3UKBlX85-5jY3RGqs/rs:fit:500:0:0:0/g:ce/aHR0cHM6Ly9pbWFn/ZXMudW5zcGxhc2gu/Y29tL3Bob3RvLTE2/OTg2NjQ2ODMzNDgt/ZjlmMzViODA5ODIx/P2ZtPWpwZyZxPTYw/Jnc9MzAwMCZpeGxp/Yj1yYi00LjAuMyZp/eGlkPU0zd3hNakEz/ZkRCOE1IeHpaV0Z5/WTJoOE1UaDhmSGRs/YkdScGJtZDhaVzU4/TUh4OE1IeDhmREE9.jpeg" text:style-name="Internet_20_link" text:visited-style-name="Visited_20_Internet_20_Link"><text:span text:style-name="T15">Website/Portfolio Link</text:span></text:a><text:span text:style-name="T10">]</text:span></text:p>
            <text:h text:style-name="P25" text:outline-level="3">About Me</text:h>
            <text:p text:style-name="P4">Safety-oriented, reliable, productive</text:p>
            <text:p text:style-name="P4">Seeking to hone an already diverse skillset</text:p>
            <text:p text:style-name="P5">Paper airplane <text:span text:style-name="T13">enthusias</text:span><text:span text:style-name="T16">t</text:span></text:p>
          </table:table-cell>
          <table:table-cell table:style-name="Table1.A1" office:value-type="string">
            <text:h text:style-name="P26" text:outline-level="3">Education <text:span text:style-name="T8">and Accreditation</text:span></text:h>
            <text:p text:style-name="P12"><text:span text:style-name="T3">PhD in </text:span><text:span text:style-name="T8">Melting Metal</text:span><text:span text:style-name="T4"><text:line-break/></text:span><text:span text:style-name="T5">College of Welding</text:span><text:span text:style-name="T4">, May </text:span><text:span text:style-name="T5">1977-2035</text:span></text:p>
            <text:p text:style-name="P12"><text:span text:style-name="T11">[Accreditation Here]</text:span><text:span text:style-name="T4"><text:line-break/></text:span><text:span text:style-name="T6">American Welding Society 2024?</text:span></text:p>
            <text:h text:style-name="P27" text:outline-level="3">Experien<text:span text:style-name="T2">ce</text:span></text:h>
            <text:p text:style-name="P13"><text:span text:style-name="T11">Hobbyist Work</text:span><text:span text:style-name="T4"> </text:span><text:span text:style-name="T6">2021-Current</text:span></text:p>
            <text:p text:style-name="P21">Experimented with new techniques and materials</text:p>
            <text:p text:style-name="P21">See portfolio for samples</text:p>
            <text:p text:style-name="P13"><text:span text:style-name="T11">Tube Glue Incorporated</text:span><text:span text:style-name="T4"> </text:span><text:span text:style-name="T6">2024</text:span></text:p>
            <text:p text:style-name="P22"><text:span text:style-name="T6">G</text:span><text:span text:style-name="T7">lued tubes</text:span></text:p>
          </table:table-cell>
        </table:table-row>
        <table:table-row table:style-name="Table1.2">
          <table:table-cell table:style-name="Table1.A1" office:value-type="string">
            <text:h text:style-name="P28" text:outline-level="3" text:is-list-header="true">Associations</text:h>
            <text:p text:style-name="P7">College of Welding TIG League</text:p>
            <text:p text:style-name="P7">Novice Metal Art Club</text:p>
            <text:p text:style-name="P20">Melrose Center</text:p>
            <text:p text:style-name="P7">University Carillon <text:span text:style-name="T12">Global Methodist Church</text:span></text:p>
          </table:table-cell>
          <table:table-cell table:style-name="Table1.A1" office:value-type="string">
            <text:h text:style-name="P30" text:outline-level="3" text:is-list-header="true">Toolbelt</text:h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3">Additive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34">GTAW – TIG and HF TIG</text:p>
                </table:table-cell>
                <table:table-cell table:style-name="Table2.A1" office:value-type="string">
                  <text:p text:style-name="P34">SMAW - Stick</text:p>
                </table:table-cell>
              </table:table-row>
              <table:table-row>
                <table:table-cell table:style-name="Table2.A1" office:value-type="string">
                  <text:p text:style-name="P34">GMAW - MIG</text:p>
                </table:table-cell>
                <table:table-cell table:style-name="Table2.A1" office:value-type="string">
                  <text:p text:style-name="P34">FCAW – Flux Core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3">Subtractive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34">Bevelling Machines</text:p>
                </table:table-cell>
                <table:table-cell table:style-name="Table2.A1" office:value-type="string">
                  <text:p text:style-name="P34">Hand Torches</text:p>
                </table:table-cell>
              </table:table-row>
              <table:table-row>
                <table:table-cell table:style-name="Table2.A1" office:value-type="string">
                  <text:p text:style-name="P34">Angle Grinders</text:p>
                </table:table-cell>
                <table:table-cell table:style-name="Table2.A1" office:value-type="string">
                  <text:p text:style-name="P34">Bench Grinders?</text:p>
                </table:table-cell>
              </table:table-row>
              <table:table-row>
                <table:table-cell table:style-name="Table2.A1" office:value-type="string">
                  <text:p text:style-name="P34">Carbon Arc Gouging</text:p>
                </table:table-cell>
                <table:table-cell table:style-name="Table2.A1" office:value-type="string">
                  <text:p text:style-name="P34">Plasma Arc</text:p>
                </table:table-cell>
              </table:table-row>
            </table:table>
            <text:p text:style-name="P23"/>
          </table:table-cell>
        </table:table-row>
        <table:table-row table:style-name="Table1.3">
          <table:table-cell table:style-name="Table1.A1" table:number-columns-spanned="2" office:value-type="string">
            <text:h text:style-name="P29" text:outline-level="3">Proficiencies</text:h>
            <text:p text:style-name="P15">General Welding</text:p>
            <text:p text:style-name="P16"/>
            <text:list text:style-name="L1">
              <text:list-item>
                <text:p text:style-name="P31">Use of 6010, 7018, 7024 electrodes and ER70S, 309L filler metals</text:p>
              </text:list-item>
              <text:list-item>
                <text:p text:style-name="P32">Butt, fillet, socket &amp; groove welds, welds with overlapping beads</text:p>
              </text:list-item>
              <text:list-item>
                <text:p text:style-name="P32">Experienced with AWS, ASME, API, and MIL-STD-1595</text:p>
              </text:list-item>
              <text:list-item>
                <text:p text:style-name="P32">Vertical, horizontal, and overhead welding</text:p>
              </text:list-item>
              <text:list-item>
                <text:p text:style-name="P32">Interpreting blueprints and welding diagrams</text:p>
              </text:list-item>
              <text:list-item>
                <text:p text:style-name="P32">Full-process fabrication from stock material</text:p>
              </text:list-item>
            </text:list>
            <text:p text:style-name="P15">Pipe Welding</text:p>
            <text:p text:style-name="P16"/>
            <text:list text:continue-numbering="true" text:style-name="L1">
              <text:list-item>
                <text:p text:style-name="P31">Fitting and piping system layou<text:span text:style-name="T16">t</text:span></text:p>
              </text:list-item>
              <text:list-item>
                <text:p text:style-name="P31"/>
              </text:list-item>
            </text:list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5:15:20.086511146</meta:creation-date>
    <dc:date>2024-11-02T16:49:10.943802134</dc:date>
    <meta:editing-duration>PT8M13S</meta:editing-duration>
    <meta:editing-cycles>6</meta:editing-cycles>
    <meta:generator>LibreOffice/24.2.6.2$Linux_X86_64 LibreOffice_project/420$Build-2</meta:generator>
    <meta:print-date>2024-11-02T16:47:08.877698852</meta:print-date>
    <meta:printed-by>PDF files</meta:printed-by>
    <meta:document-statistic meta:table-count="2" meta:image-count="0" meta:object-count="0" meta:page-count="2" meta:paragraph-count="63" meta:word-count="436" meta:character-count="2666" meta:non-whitespace-character-count="2286"/>
  </office:meta>
</office:document-meta>
</file>